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31c08" officeooo:paragraph-rsid="00131c08"/>
    </style:style>
    <style:style style:name="P2" style:family="paragraph" style:parent-style-name="Standard">
      <style:text-properties officeooo:rsid="0014a8d4" officeooo:paragraph-rsid="0014a8d4"/>
    </style:style>
    <style:style style:name="P3" style:family="paragraph" style:parent-style-name="Text_20_body">
      <style:text-properties officeooo:paragraph-rsid="0014a8d4"/>
    </style:style>
    <style:style style:name="P4" style:family="paragraph" style:parent-style-name="Standard">
      <style:text-properties fo:color="#c9211e" loext:opacity="100%" officeooo:rsid="00131c08" officeooo:paragraph-rsid="00131c08"/>
    </style:style>
    <style:style style:name="P5" style:family="paragraph" style:parent-style-name="Standard">
      <style:text-properties fo:color="#c9211e" loext:opacity="100%" officeooo:rsid="0014a8d4" officeooo:paragraph-rsid="0014a8d4"/>
    </style:style>
    <style:style style:name="P6" style:family="paragraph" style:parent-style-name="Standard">
      <style:text-properties fo:color="#c9211e" loext:opacity="100%" fo:font-weight="normal" officeooo:rsid="00131c08" officeooo:paragraph-rsid="00131c08" style:font-weight-asian="normal" style:font-weight-complex="normal"/>
    </style:style>
    <style:style style:name="P7" style:family="paragraph" style:parent-style-name="Standard">
      <style:text-properties fo:color="#ffffff" loext:opacity="100%" fo:font-weight="normal" officeooo:rsid="00131c08" officeooo:paragraph-rsid="00131c08" style:font-weight-asian="normal" style:font-weight-complex="normal"/>
    </style:style>
    <style:style style:name="P8" style:family="paragraph" style:parent-style-name="Standard">
      <style:text-properties fo:color="#ffffff" loext:opacity="100%" fo:font-weight="normal" officeooo:rsid="0014a8d4" officeooo:paragraph-rsid="0014a8d4" style:font-weight-asian="normal" style:font-weight-complex="normal"/>
    </style:style>
    <style:style style:name="P9" style:family="paragraph" style:parent-style-name="Standard">
      <style:text-properties fo:color="#ffffff" loext:opacity="100%" officeooo:rsid="0014a8d4" officeooo:paragraph-rsid="0014a8d4"/>
    </style:style>
    <style:style style:name="P10" style:family="paragraph" style:parent-style-name="Standard">
      <style:text-properties fo:color="#ffffff" loext:opacity="100%" officeooo:rsid="00131c08" officeooo:paragraph-rsid="00131c08"/>
    </style:style>
    <style:style style:name="T1" style:family="text">
      <style:text-properties officeooo:rsid="00131c08"/>
    </style:style>
    <style:style style:name="T2" style:family="text">
      <style:text-properties fo:font-weight="normal" style:font-weight-asian="normal" style:font-weight-complex="normal"/>
    </style:style>
    <style:style style:name="T3" style:family="text">
      <style:text-properties fo:font-weight="normal" officeooo:rsid="0014a8d4" style:font-weight-asian="normal" style:font-weight-complex="normal"/>
    </style:style>
    <style:style style:name="T4" style:family="text">
      <style:text-properties fo:color="#c9211e" loext:opacity="100%" fo:font-weight="normal" style:font-weight-asian="normal" style:font-weight-complex="normal"/>
    </style:style>
    <style:style style:name="T5" style:family="text">
      <style:text-properties fo:color="#c9211e" loext:opacity="100%" fo:font-weight="normal" officeooo:rsid="0014a8d4" style:font-weight-asian="normal" style:font-weight-complex="normal"/>
    </style:style>
    <style:style style:name="T6" style:family="text">
      <style:text-properties fo:color="#ffffff" loext:opacity="100%" fo:font-weight="normal" style:font-weight-asian="normal" style:font-weight-complex="normal"/>
    </style:style>
    <style:style style:name="T7" style:family="text">
      <style:text-properties fo:color="#ffffff" loext:opacity="100%" fo:font-weight="normal" officeooo:rsid="0014a8d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Requêtez des services IA</text:p>
      <text:p text:style-name="Standard">Mettez en place un environnement IA et exploitez des modèles pour analyser la</text:p>
      <text:p text:style-name="Standard">mode en ligne pour votre entreprise de vêtements.</text:p>
      <text:p text:style-name="Standard"/>
      <text:p text:style-name="Standard">AI Engineer 10</text:p>
      <text:p text:style-name="Standard">Projet 2 - 30 heures</text:p>
      <text:p text:style-name="Standard">Requêtez des services IA</text:p>
      <text:p text:style-name="Standard">Mettez en place un environnement IA et exploitez des modèles pour analyser la</text:p>
      <text:p text:style-name="Standard">mode en ligne pour votre entreprise de vêtements.</text:p>
      <text:p text:style-name="Standard"/>
      <text:p text:style-name="Standard">Compétences cibles</text:p>
      <text:p text:style-name="Standard">Choisir et configurer un modèle d’apprentissage déjà entrainé</text:p>
      <text:p text:style-name="Standard">Configurer l’environnement de travail pour exploiter des donnée<text:span text:style-name="T1">s</text:span></text:p>
      <text:p text:style-name="Standard">Nettoyez et analysez votre jeu de données</text:p>
      <text:p text:style-name="Standard">Mettez en place votre environnement sous Poetry</text:p>
      <text:p text:style-name="Standard">Initiez-vous à Python pour l'analyse de données</text:p>
      <text:p text:style-name="Standard">Découvrez les librairies Python spécialisées pour la Data</text:p>
      <text:p text:style-name="Standard">Science. Maîtrisez NumPy, Matplotlib, Pandas et Seaborn pour</text:p>
      <text:p text:style-name="Standard">créer des Data Frames et des Data Visualisations.</text:p>
      <text:p text:style-name="Standard"/>
      <text:p text:style-name="Standard"><text:a xlink:type="simple" xlink:href="https://chatgpt.com/c/69877d4d-3f58-8329-b6f4-6da66fa6fbaa" text:style-name="Internet_20_link" text:visited-style-name="Visited_20_Internet_20_Link">https://chatgpt.com/c/69877d4d-3f58-8329-b6f4-6da66fa6fbaa</text:a></text:p>
      <text:p text:style-name="P1">prompt </text:p>
      <text:p text:style-name="P1">dans le cadre de ma formation AI engineer d'Openclassrooms je dois réaliser le projet ci-dessous</text:p>
      <text:p text:style-name="P1">Requêtez des services IA</text:p>
      <text:p text:style-name="P1">Mettez en place un environnement IA et exploitez des modèles pour analyser la</text:p>
      <text:p text:style-name="P1">mode en ligne pour votre entreprise de vêtements.</text:p>
      <text:p text:style-name="P1"/>
      <text:p text:style-name="P1">AI Engineer 10</text:p>
      <text:p text:style-name="P1">Projet 2 - 30 heures</text:p>
      <text:p text:style-name="P1">Requêtez des services IA</text:p>
      <text:p text:style-name="P1">Mettez en place un environnement IA et exploitez des modèles pour analyser la</text:p>
      <text:p text:style-name="P1">mode en ligne pour votre entreprise de vêtements.</text:p>
      <text:p text:style-name="P1"/>
      <text:p text:style-name="P1">Compétences cibles</text:p>
      <text:p text:style-name="P1">Choisir et configurer un modèle d’apprentissage déjà entrainé</text:p>
      <text:p text:style-name="P1">Configurer l’environnement de travail pour exploiter des données</text:p>
      <text:p text:style-name="P1">Nettoyez et analysez votre jeu de données</text:p>
      <text:p text:style-name="P1">Mettez en place votre environnement sous Poetry</text:p>
      <text:p text:style-name="P1">Initiez-vous à Python pour l'analyse de données</text:p>
      <text:p text:style-name="P1">Découvrez les librairies Python spécialisées pour la Data</text:p>
      <text:p text:style-name="P1">Science. Maîtrisez NumPy, Matplotlib, Pandas et Seaborn pour</text:p>
      <text:p text:style-name="P1">créer des Data Frames et des Data Visualisations.</text:p>
      <text:p text:style-name="P1"/>
      <text:p text:style-name="P1">sansm e donner pour le moment une piste pour un workflow peux tu m'estimer le temps nécessaire pour réaliser ce projet qui doit déboucher sur un notebook jupyter lab et une soutenance orale ?</text:p>
      <text:p text:style-name="P1"/>
      <text:p text:style-name="P4"/>
      <text:p text:style-name="P4"/>
      <text:p text:style-name="P4"/>
      <text:p text:style-name="P4"/>
      <text:p text:style-name="P4"><text:soft-page-break/></text:p>
      <text:p text:style-name="P9">Puis prompt suivant</text:p>
      <text:p text:style-name="P9">peux tu m'expliquer dans une optique de recherche d'emploi la valeur de ce projet et me donner avec justificaitons le niveau de difficulté de ce projet ?</text:p>
      <text:p text:style-name="P10"/>
      <text:p text:style-name="P4">https://chatgpt.com/c/69877d4d-3f58-8329-b6f4-6da66fa6fbaa</text:p>
      <text:p text:style-name="P6"/>
      <text:p text:style-name="P7">Temps estimé : 30h soit 60 heures</text:p>
      <text:p text:style-name="P8">Motivation pour le projet forte</text:p>
      <text:p text:style-name="P2"><text:span text:style-name="Strong_20_Emphasis"><text:span text:style-name="T6">capacité concrète à transformer des données brutes en décisions exploitables</text:span></text:span><text:span text:style-name="T6">, </text:span></text:p>
      <text:p text:style-name="P8"/>
      <text:p text:style-name="P8">Difficulté intermédiaire</text:p>
      <text:p text:style-name="P3"><text:span text:style-name="T7">pas besoin de créer un modèle IA from scratch, mais il faut combiner </text:span><text:span text:style-name="Strong_20_Emphasis"><text:span text:style-name="T7">compétences techniques, analyse de données et communication</text:span></text:span><text:span text:style-name="T7">. Etre vigileant sur l</text:span><text:span text:style-name="Strong_20_Emphasis"><text:span text:style-name="T6">’étape du nettoyage ou de l’interprétation métier.</text:span></text:spa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7T18:53:49.613324799</meta:creation-date>
    <meta:generator>LibreOffice/24.2.7.2$Linux_X86_64 LibreOffice_project/420$Build-2</meta:generator>
    <dc:date>2026-02-07T20:44:21.566379145</dc:date>
    <meta:editing-duration>PT50M47S</meta:editing-duration>
    <meta:editing-cycles>3</meta:editing-cycles>
    <meta:document-statistic meta:table-count="0" meta:image-count="0" meta:object-count="0" meta:page-count="2" meta:paragraph-count="46" meta:word-count="378" meta:character-count="2504" meta:non-whitespace-character-count="2170"/>
  </office:meta>
</office:document-meta>
</file>